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Arial, sans-serif"/>
    <style:font-face style:name="SFMono-Regular" svg:font-family="SFMono-Regular, Consolas, 'Liberation Mono', Menlo, Courier, monospace"/>
    <style:font-face style:name="proxima-nova" svg:font-family="proxima-nova, '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Liberation Serif" fo:font-size="12pt" officeooo:rsid="00141aa5" officeooo:paragraph-rsid="00141aa5" style:font-size-asian="12pt" style:font-size-complex="12pt"/>
    </style:style>
    <style:style style:name="P2" style:family="paragraph" style:parent-style-name="Standard">
      <style:text-properties fo:color="#000000" style:font-name="Liberation Serif" fo:font-size="12pt" officeooo:paragraph-rsid="00141aa5" style:font-size-asian="12pt" style:font-size-complex="12pt"/>
    </style:style>
    <style:style style:name="P3" style:family="paragraph" style:parent-style-name="Standard">
      <style:text-properties fo:color="#000000" style:font-name="Liberation Serif" fo:font-size="12pt" officeooo:paragraph-rsid="00160898" style:font-size-asian="12pt" style:font-size-complex="12pt"/>
    </style:style>
    <style:style style:name="P4" style:family="paragraph" style:parent-style-name="Standard">
      <style:text-properties fo:color="#000000" style:font-name="Liberation Serif" fo:font-size="12pt" officeooo:paragraph-rsid="001944b8" style:font-size-asian="12pt" style:font-size-complex="12pt"/>
    </style:style>
    <style:style style:name="P5" style:family="paragraph" style:parent-style-name="Standard">
      <style:text-properties fo:color="#000000" style:font-name="Liberation Serif" fo:font-size="12pt" officeooo:paragraph-rsid="0019eb3f" style:font-size-asian="12pt" style:font-size-complex="12pt"/>
    </style:style>
    <style:style style:name="P6" style:family="paragraph" style:parent-style-name="Standard">
      <style:text-properties fo:font-variant="normal" fo:text-transform="none" fo:color="#000000" style:font-name="Liberation Serif" fo:font-size="12pt" fo:letter-spacing="normal" fo:font-style="normal" fo:font-weight="normal" officeooo:paragraph-rsid="00160898"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paragraph-rsid="0019eb3f"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paragraph-rsid="001f2784"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paragraph-rsid="0021858f"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234906"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paragraph-rsid="00257325"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paragraph-rsid="0021858f"/>
    </style:style>
    <style:style style:name="P13" style:family="paragraph" style:parent-style-name="Standard">
      <style:paragraph-properties fo:margin-left="0cm" fo:margin-right="0cm" fo:orphans="2" fo:widows="2" fo:text-indent="0cm" style:auto-text-indent="false"/>
      <style:text-properties fo:color="#000000" style:font-name="Liberation Serif" fo:font-size="12pt"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officeooo:paragraph-rsid="00141aa5"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officeooo:rsid="00160898" officeooo:paragraph-rsid="00160898"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160898" officeooo:paragraph-rsid="001b5520"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60898" officeooo:paragraph-rsid="00160898"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160898" officeooo:paragraph-rsid="001944b8"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1944b8" officeooo:paragraph-rsid="00160898"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19eb3f" officeooo:paragraph-rsid="0019eb3f"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24c45f" officeooo:paragraph-rsid="0021858f"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257325" officeooo:paragraph-rsid="00257325"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234906" officeooo:paragraph-rsid="002366c3"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rsid="00234906" officeooo:paragraph-rsid="002eceef"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rsid="002fc246" officeooo:paragraph-rsid="002fc246"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rsid="002fc246" officeooo:paragraph-rsid="002ff995" style:font-size-asian="12pt" style:font-size-complex="12pt"/>
    </style:style>
    <style:style style:name="P27" style:family="paragraph" style:parent-style-name="Standard">
      <style:text-properties fo:font-variant="normal" fo:text-transform="none" fo:color="#000000" style:font-name="Liberation Serif" fo:font-size="12pt" fo:letter-spacing="normal" fo:font-style="normal" fo:font-weight="normal" officeooo:rsid="002ff995" officeooo:paragraph-rsid="002ff995" style:font-size-asian="12pt" style:font-size-complex="12pt"/>
    </style:style>
    <style:style style:name="P28" style:family="paragraph" style:parent-style-name="Standard">
      <style:text-properties fo:font-variant="normal" fo:text-transform="none" fo:color="#000000" style:font-name="Liberation Serif" fo:font-size="12pt" fo:letter-spacing="normal" fo:font-style="normal" fo:font-weight="normal" officeooo:rsid="002ff995" officeooo:paragraph-rsid="003af3a5"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fo:font-weight="normal" officeooo:rsid="002ff995" officeooo:paragraph-rsid="003df03a" style:font-size-asian="12pt" style:font-size-complex="12pt"/>
    </style:style>
    <style:style style:name="P30" style:family="paragraph" style:parent-style-name="Standard">
      <style:text-properties fo:font-variant="normal" fo:text-transform="none" fo:color="#000000" style:font-name="Liberation Serif" fo:font-size="12pt" fo:letter-spacing="normal" fo:font-style="normal" fo:font-weight="normal" officeooo:rsid="002ff995" officeooo:paragraph-rsid="003fac15"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fo:font-weight="normal" officeooo:rsid="004183ea" officeooo:paragraph-rsid="004183ea" style:font-size-asian="12pt" style:font-size-complex="12pt"/>
    </style:style>
    <style:style style:name="P32" style:family="paragraph" style:parent-style-name="Standard">
      <style:text-properties fo:color="#000000" style:font-name="Liberation Serif" fo:font-size="12pt" officeooo:paragraph-rsid="00160898" style:font-size-asian="12pt" style:font-size-complex="12pt"/>
    </style:style>
    <style:style style:name="P33" style:family="paragraph" style:parent-style-name="Standard">
      <style:text-properties fo:color="#000000" style:font-name="Liberation Serif" fo:font-size="12pt" officeooo:rsid="004246c9" officeooo:paragraph-rsid="004246c9" style:font-size-asian="12pt" style:font-size-complex="12pt"/>
    </style:style>
    <style:style style:name="P34" style:family="paragraph" style:parent-style-name="Standard">
      <style:paragraph-properties fo:text-align="center" style:justify-single-word="false"/>
      <style:text-properties fo:color="#000000" style:font-name="Liberation Serif" fo:font-size="16pt" officeooo:rsid="00141aa5" officeooo:paragraph-rsid="00141aa5" style:font-size-asian="16pt" style:font-size-complex="16pt"/>
    </style:style>
    <style:style style:name="P35" style:family="paragraph" style:parent-style-name="Standard">
      <style:paragraph-properties fo:text-align="center" style:justify-single-word="false"/>
      <style:text-properties fo:color="#000000" style:font-name="Liberation Serif" fo:font-size="16pt" fo:font-weight="bold" officeooo:rsid="00141aa5" officeooo:paragraph-rsid="00141aa5" style:font-size-asian="16pt" style:font-weight-asian="bold" style:font-size-complex="16pt" style:font-weight-complex="bold"/>
    </style:style>
    <style:style style:name="P36" style:family="paragraph" style:parent-style-name="Standard">
      <style:text-properties fo:color="#000000" officeooo:paragraph-rsid="001b5520"/>
    </style:style>
    <style:style style:name="P37" style:family="paragraph" style:parent-style-name="Standard">
      <style:paragraph-properties fo:text-align="center" style:justify-single-word="false"/>
      <style:text-properties fo:font-size="14pt" style:font-size-asian="14pt" style:font-size-complex="14pt"/>
    </style:style>
    <style:style style:name="P38"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paragraph-rsid="001f2784" style:font-size-asian="12pt" style:font-size-complex="12pt"/>
    </style:style>
    <style:style style:name="T1" style:family="text">
      <style:text-properties officeooo:rsid="00141aa5"/>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60898"/>
    </style:style>
    <style:style style:name="T5" style:family="text">
      <style:text-properties fo:font-variant="normal" fo:text-transform="none" fo:letter-spacing="normal" fo:font-style="normal" fo:font-weight="normal" officeooo:rsid="0019eb3f"/>
    </style:style>
    <style:style style:name="T6" style:family="text">
      <style:text-properties fo:font-variant="normal" fo:text-transform="none" fo:letter-spacing="normal" fo:font-style="normal" fo:font-weight="normal" officeooo:rsid="0017a7c4"/>
    </style:style>
    <style:style style:name="T7" style:family="text">
      <style:text-properties fo:font-variant="normal" fo:text-transform="none" fo:letter-spacing="normal" fo:font-style="normal" fo:font-weight="normal" officeooo:rsid="0020cc2e"/>
    </style:style>
    <style:style style:name="T8" style:family="text">
      <style:text-properties fo:font-variant="normal" fo:text-transform="none" fo:letter-spacing="normal" fo:font-style="normal" fo:font-weight="normal" officeooo:rsid="001f2784"/>
    </style:style>
    <style:style style:name="T9" style:family="text">
      <style:text-properties fo:font-variant="normal" fo:text-transform="none" fo:letter-spacing="normal" fo:font-style="normal" fo:font-weight="normal" officeooo:rsid="00453200"/>
    </style:style>
    <style:style style:name="T10" style:family="text">
      <style:text-properties fo:font-variant="normal" fo:text-transform="none" fo:letter-spacing="normal" fo:font-style="normal" officeooo:rsid="00160898"/>
    </style:style>
    <style:style style:name="T11" style:family="text">
      <style:text-properties fo:font-variant="normal" fo:text-transform="none" style:font-name="Liberation Serif" fo:font-size="12pt" fo:letter-spacing="normal" fo:font-style="normal" fo:font-weight="normal" officeooo:rsid="00160898" style:font-size-asian="12pt" style:font-size-complex="12pt"/>
    </style:style>
    <style:style style:name="T12" style:family="text">
      <style:text-properties fo:font-variant="normal" fo:text-transform="none" style:font-name="Liberation Serif" fo:font-size="12pt" fo:letter-spacing="normal" fo:font-style="normal" fo:font-weight="normal" officeooo:rsid="001b5520" style:font-size-asian="12pt" style:font-size-complex="12pt"/>
    </style:style>
    <style:style style:name="T13" style:family="text">
      <style:text-properties fo:font-variant="normal" fo:text-transform="none" style:font-name="Liberation Serif" fo:font-size="12pt" fo:letter-spacing="normal" fo:font-style="normal" fo:font-weight="normal" officeooo:rsid="0027df53" style:font-size-asian="12pt" style:font-size-complex="12pt"/>
    </style:style>
    <style:style style:name="T14" style:family="text">
      <style:text-properties fo:font-variant="normal" fo:text-transform="none" style:font-name="Liberation Serif" fo:font-size="12pt" fo:letter-spacing="normal" fo:font-style="normal" style:text-underline-style="none" fo:font-weight="normal" officeooo:rsid="001b5520" style:font-size-asian="12pt" style:font-size-complex="12pt"/>
    </style:style>
    <style:style style:name="T15" style:family="text">
      <style:text-properties fo:font-variant="normal" fo:text-transform="none" style:font-name="Liberation Serif" fo:letter-spacing="-0.026cm" fo:font-style="normal" fo:font-weight="normal" officeooo:rsid="0017a7c4" loext:padding="0cm" loext:border="none"/>
    </style:style>
    <style:style style:name="T16" style:family="text">
      <style:text-properties fo:font-variant="normal" fo:text-transform="none" style:font-name="Liberation Serif" fo:letter-spacing="normal" fo:font-style="normal" fo:font-weight="normal" officeooo:rsid="0017a7c4" loext:padding="0cm" loext:border="none"/>
    </style:style>
    <style:style style:name="T17" style:family="text">
      <style:text-properties fo:font-variant="normal" fo:text-transform="none" fo:color="#000000" style:font-name="Liberation Serif" fo:font-size="12pt" fo:letter-spacing="normal" fo:font-style="normal" fo:font-weight="normal" officeooo:rsid="00160898"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1b5520"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27df53" style:font-size-asian="12pt" style:font-size-complex="12pt"/>
    </style:style>
    <style:style style:name="T20" style:family="text">
      <style:text-properties fo:font-variant="normal" fo:text-transform="none" fo:color="#000000" style:font-name="Liberation Serif" fo:font-size="12pt" fo:letter-spacing="normal" fo:font-style="normal" style:text-underline-style="none" fo:font-weight="normal" officeooo:rsid="001b5520" style:font-size-asian="12pt" style:font-size-complex="12pt"/>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b5520" style:text-blinking="false" fo:background-color="#ffffff" loext:char-shading-value="0" style:font-size-asian="12pt" style:font-size-complex="12pt"/>
    </style:style>
    <style:style style:name="T22"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b5520" style:text-blinking="false" fo:background-color="#ffffff" loext:char-shading-value="0" style:font-size-asian="12pt" style:font-size-complex="12pt"/>
    </style:style>
    <style:style style:name="T23" style:family="text">
      <style:text-properties officeooo:rsid="00160898"/>
    </style:style>
    <style:style style:name="T24" style:family="text">
      <style:text-properties style:font-name="Liberation Serif" fo:letter-spacing="-0.026cm" style:font-size-asian="12pt" style:font-size-complex="12pt" loext:padding="0cm" loext:border="none"/>
    </style:style>
    <style:style style:name="T25" style:family="text">
      <style:text-properties officeooo:rsid="0019eb3f"/>
    </style:style>
    <style:style style:name="T26" style:family="text">
      <style:text-properties fo:color="#24292e"/>
    </style:style>
    <style:style style:name="T27" style:family="text">
      <style:text-properties fo:color="#24292e" officeooo:rsid="00257325"/>
    </style:style>
    <style:style style:name="T28" style:family="text">
      <style:text-properties style:font-size-asian="12pt" style:font-size-complex="12pt"/>
    </style:style>
    <style:style style:name="T29" style:family="text">
      <style:text-properties officeooo:rsid="0024c45f" style:font-size-asian="12pt" style:font-size-complex="12pt"/>
    </style:style>
    <style:style style:name="T30" style:family="text">
      <style:text-properties officeooo:rsid="001e2970"/>
    </style:style>
    <style:style style:name="T31" style:family="text">
      <style:text-properties officeooo:rsid="001f2784"/>
    </style:style>
    <style:style style:name="T32" style:family="text">
      <style:text-properties officeooo:rsid="0021858f"/>
    </style:style>
    <style:style style:name="T33" style:family="text">
      <style:text-properties officeooo:rsid="00234906"/>
    </style:style>
    <style:style style:name="T34" style:family="text">
      <style:text-properties officeooo:rsid="0024c45f"/>
    </style:style>
    <style:style style:name="T35" style:family="text">
      <style:text-properties officeooo:rsid="00257325"/>
    </style:style>
    <style:style style:name="T36" style:family="text">
      <style:text-properties officeooo:rsid="002b70e2"/>
    </style:style>
    <style:style style:name="T37" style:family="text">
      <style:text-properties officeooo:rsid="002ca142"/>
    </style:style>
    <style:style style:name="T38" style:family="text">
      <style:text-properties officeooo:rsid="002eceef"/>
    </style:style>
    <style:style style:name="T39" style:family="text">
      <style:text-properties officeooo:rsid="002ff995"/>
    </style:style>
    <style:style style:name="T40" style:family="text">
      <style:text-properties style:text-position="super 58%" officeooo:rsid="002ff995"/>
    </style:style>
    <style:style style:name="T41" style:family="text">
      <style:text-properties officeooo:rsid="0030c3ae"/>
    </style:style>
    <style:style style:name="T42" style:family="text">
      <style:text-properties officeooo:rsid="0036a87b"/>
    </style:style>
    <style:style style:name="T43" style:family="text">
      <style:text-properties officeooo:rsid="003af3a5"/>
    </style:style>
    <style:style style:name="T44" style:family="text">
      <style:text-properties officeooo:rsid="003df03a"/>
    </style:style>
    <style:style style:name="T45" style:family="text">
      <style:text-properties officeooo:rsid="003e19b1"/>
    </style:style>
    <style:style style:name="T46" style:family="text">
      <style:text-properties officeooo:rsid="00453200"/>
    </style:style>
    <style:style style:name="T47" style:family="text">
      <style:text-properties officeooo:rsid="00456ffb"/>
    </style:style>
    <style:style style:name="T48" style:family="text">
      <style:text-properties officeooo:rsid="004617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ssignment – <text:span text:style-name="T23">4</text:span></text:p>
      <text:p text:style-name="P37"><text:span text:style-name="T2">Version Control System setup and usage using GIT</text:span></text:p>
      <text:p text:style-name="P34"/>
      <text:p text:style-name="P33">Date : 23-02-2019</text:p>
      <text:p text:style-name="P1"/>
      <text:p text:style-name="P2"><text:span text:style-name="T1">Aim : </text:span><text:span text:style-name="T2">Version Control System setup and usage using GIT. Try the following features</text:span></text:p>
      <text:p text:style-name="P2"><text:span text:style-name="T2"><text:tab/></text:span><text:span text:style-name="T3">1. Creating a repository<text:line-break/><text:tab/>2. Checking out a repository<text:line-break/><text:tab/>3. Adding content to the repository<text:line-break/><text:tab/>4. Committing the data to a repository<text:line-break/><text:tab/>5. Updating the local copy<text:line-break/><text:tab/>6. Comparing different revisions<text:line-break/><text:tab/>7. Revert<text:line-break/><text:tab/>8. Conflicts and a conflict Resolution</text:span></text:p>
      <text:p text:style-name="P13"/>
      <text:p text:style-name="P14"/>
      <text:p text:style-name="P15">1. Creating a repository</text:p>
      <text:p text:style-name="P3"><text:span text:style-name="T10"><text:tab/>By using GitHub - </text:span><text:span text:style-name="T3">GitHub is a code hosting platform for version control and collaboration</text:span></text:p>
      <text:p text:style-name="P16"><text:tab/></text:p>
      <text:p text:style-name="P36"><text:span text:style-name="T11"><text:tab/></text:span><text:span text:style-name="T12">#</text:span><text:span text:style-name="T13">Create a new repository</text:span><text:span text:style-name="T22"> </text:span><text:span text:style-name="T14">on GitHub.</text:span></text:p>
      <text:p text:style-name="P36"><text:span text:style-name="T14"/></text:p>
      <text:p text:style-name="P17"><text:tab/>Steps</text:p>
      <text:p text:style-name="P17"><text:tab/><text:span text:style-name="T46">(a</text:span>) In github profile, on the upper right corner click ‘+’ and then select New repository.</text:p>
      <text:p text:style-name="P3"><text:span text:style-name="T4"><text:tab/></text:span><text:span text:style-name="T9">(b</text:span><text:span text:style-name="T4">) Write a name for repository, write a short description about repository and click create repository.</text:span></text:p>
      <text:p text:style-name="P17"/>
      <text:p text:style-name="P18">2. Checking out a repository</text:p>
      <text:p text:style-name="P4"><text:span text:style-name="T6"><text:tab/></text:span><text:span text:style-name="T7">Checkout </text:span><text:span text:style-name="T6">is the act of switching between different versions of a target entity. ‘</text:span><text:span text:style-name="Source_20_Text"><text:span text:style-name="T15">git checkout’</text:span></text:span><text:span text:style-name="Source_20_Text"><text:span text:style-name="T16"> </text:span></text:span><text:span text:style-name="T6">command lets </text:span><text:span text:style-name="T7">us </text:span><text:span text:style-name="T6">navigate between the branches created by </text:span><text:span text:style-name="Source_20_Text"><text:span text:style-name="T15">git branch</text:span></text:span></text:p>
      <text:p text:style-name="P17"><text:tab/><text:span text:style-name="T36">#To change into a different branch</text:span></text:p>
      <text:p text:style-name="P17"><text:tab/><text:span text:style-name="T36">Command : git checkout &lt;brach_name&gt;</text:span></text:p>
      <text:p text:style-name="P19"/>
      <text:p text:style-name="P19">3. Adding content to the repository</text:p>
      <text:p text:style-name="P6"><text:tab/><text:span text:style-name="T25">To add content to remote repository which is located in GitHub, we need to first initialize our local repository with git and upload our files to remote repository</text:span></text:p>
      <text:p text:style-name="P6"><text:tab/></text:p>
      <text:p text:style-name="P6"><text:tab/><text:span text:style-name="T25">Steps</text:span></text:p>
      <text:p text:style-name="P6"><text:tab/><text:span text:style-name="T46">(a) Create a new directory in local computer with the same name of the remote repository </text:span></text:p>
      <text:p text:style-name="P6"><text:tab/><text:tab/><text:span text:style-name="T25">Command : mkdir &lt;directory_name&gt;</text:span></text:p>
      <text:p text:style-name="P6"><text:tab/><text:span text:style-name="T46">(b) Initialize local directory with git</text:span></text:p>
      <text:p text:style-name="P7"><text:tab/><text:tab/><text:span text:style-name="T25">To do this go to created directory and initialize with git</text:span></text:p>
      <text:p text:style-name="P7"><text:tab/><text:tab/></text:p>
      <text:p text:style-name="P7"><text:tab/><text:tab/><text:span text:style-name="T25"># </text:span>Change the current working directory to your local project.</text:p>
      <text:p text:style-name="P20"><text:tab/><text:tab/>Command : cd &lt;local_directory_name&gt;</text:p>
      <text:p text:style-name="P20"><text:tab/><text:tab/></text:p>
      <text:p text:style-name="P20"><text:tab/><text:tab/>#To initialize local directory as Git repository</text:p>
      <text:p text:style-name="P5"><text:span text:style-name="T5"><text:tab/><text:tab/>Command : git init (</text:span><text:span text:style-name="T3">This creates a new subdirectory named ‘.</text:span><text:span text:style-name="T8">git’ </text:span><text:span text:style-name="T3">that contains necessary repository files</text:span><text:span text:style-name="T8">)</text:span></text:p>
      <text:p text:style-name="P20"><text:s/></text:p>
      <text:p text:style-name="P7"><text:tab/><text:span text:style-name="T46">(c) </text:span>Add the files in your new local repository</text:p>
      <text:p text:style-name="P8"><text:tab/><text:tab/><text:span text:style-name="T30">Command : git add . <text:s/>( . is used to add all files )</text:span></text:p>
      <text:p text:style-name="P38"><text:span text:style-name="T31">4. </text:span>Committing the data to a repository</text:p>
      <text:p text:style-name="P9"><text:tab/>Stores the current contents of the index in a new commit along with a log message from the user describing the changes.</text:p>
      <text:p text:style-name="P9"/>
      <text:p text:style-name="P9"><text:tab/><text:span text:style-name="T32">#To commit files that are added in local repository</text:span></text:p>
      <text:p text:style-name="P9"><text:span text:style-name="T32"><text:tab/>Command : git commit -m “commit message”</text:span><text:tab/></text:p>
      <text:p text:style-name="P9"/>
      <text:p text:style-name="P10"><text:span text:style-name="T33">5. </text:span>Updating the local copy</text:p>
      <text:p text:style-name="P12"><text:span text:style-name="T28"><text:tab/>The </text:span><text:span text:style-name="Source_20_Text"><text:span text:style-name="T24">git push </text:span></text:span><text:span text:style-name="T28">command is used to upload local repository content to a remote repository. Pushing is how you transfer commits from your local repository to a remote repo</text:span><text:span text:style-name="T29">sitory</text:span></text:p>
      <text:p text:style-name="P9"><text:tab/></text:p>
      <text:p text:style-name="P9"><text:tab/><text:span text:style-name="T34">Steps</text:span></text:p>
      <text:p text:style-name="P21"><text:tab/><text:span text:style-name="T47">(a)</text:span> To add a new remote, use the git remote add on the directory where repository is stored at.</text:p>
      <text:p text:style-name="P11"><text:tab/><text:span text:style-name="T35">Command : </text:span><text:bookmark text:name="empty-setup-push-repo-echo"/>git remote add origin <text:span text:style-name="T35">&lt;url address of remote repository&gt;</text:span></text:p>
      <text:p text:style-name="P11"><text:tab/></text:p>
      <text:p text:style-name="P11"><text:tab/><text:span text:style-name="T47">(b) To add files in local repository to remote repository</text:span></text:p>
      <text:p text:style-name="P22"><text:tab/>Command : git push origin master (this will add files local directly to master brach)</text:p>
      <text:p text:style-name="P9"/>
      <text:p text:style-name="P23">6. Comparing different revisions</text:p>
      <text:p text:style-name="P23"><text:tab/><text:span text:style-name="T37">Comparing different version allow us to see changes we have made on same file. For comparing revisions we need to get the hash value</text:span></text:p>
      <text:p text:style-name="P23"/>
      <text:p text:style-name="P23"><text:tab/><text:span text:style-name="T38">Steps</text:span></text:p>
      <text:p text:style-name="P24"><text:tab/><text:span text:style-name="T48">(a) Check the changes we have made</text:span></text:p>
      <text:p text:style-name="P24"><text:span text:style-name="T38"><text:tab/>Command : git log (this will return list of diffenent files we have made changes recently with a hash value for corresponding changes)</text:span></text:p>
      <text:p text:style-name="P24"/>
      <text:p text:style-name="P24"><text:span text:style-name="T38"><text:tab/>(b) Comparing diffrent versions</text:span></text:p>
      <text:p text:style-name="P24"><text:span text:style-name="T38"><text:tab/>Command : <text:s/>git diff &lt;hash_of_change1&gt; &lt;hash_of_change2&gt;</text:span></text:p>
      <text:p text:style-name="P24"/>
      <text:p text:style-name="P25">7. Revert</text:p>
      <text:p text:style-name="P26"><text:tab/> Revert some existing commits. <text:span text:style-name="T41">Revert command rollback changes we have committed. It create <text:s/>new commit from a specified commit by inverting it. Hence adds a new <text:s/>commit <text:s/>history to the project, but it doesn’t modify the existing one.</text:span></text:p>
      <text:p text:style-name="P26"><text:tab/></text:p>
      <text:p text:style-name="P26"><text:tab/><text:span text:style-name="T39">Command : git revert HEAD~3</text:span></text:p>
      <text:p text:style-name="P26"><text:tab/><text:span text:style-name="T39">This will revert the changes specified by the 4</text:span><text:span text:style-name="T40">th</text:span><text:span text:style-name="T39"> last commit in HEAD and create a new commit with the reverted changes.</text:span></text:p>
      <text:p text:style-name="P26"/>
      <text:p text:style-name="P27">8. Conflicts and a conflict Resolution</text:p>
      <text:p text:style-name="P28"><text:span text:style-name="T42"><text:tab/>If we changed file in remote repository directly we will use a command pull, to pull in the remote changes to local computer. But if we forgot to pull the changes there will be conflict if we tries to push our files after changing local file. </text:span></text:p>
      <text:p text:style-name="P28"><text:tab/></text:p>
      <text:p text:style-name="P28"><text:tab/><text:span text:style-name="T43">Command : git push origin &lt;brach name&gt;</text:span></text:p>
      <text:p text:style-name="P28"/>
      <text:p text:style-name="P28"><text:span text:style-name="T42"><text:tab/>If the content of a file in GitHub website and local computer doesn’t match, there will be conflict. To fix the conflict pull the changes first.</text:span></text:p>
      <text:p text:style-name="P28"/>
      <text:p text:style-name="P28"><text:tab/><text:span text:style-name="T43">Command : git pull origin &lt;branch name&gt;</text:span></text:p>
      <text:p text:style-name="P28"><text:span text:style-name="T42"><text:tab/></text:span></text:p>
      <text:p text:style-name="P29"><text:soft-page-break/><text:span text:style-name="T42"><text:tab/>Then we will result in conflict error message like “merge conflict in &lt;brach-name&gt; </text:span></text:p>
      <text:p text:style-name="P29"><text:span text:style-name="T42"><text:tab/>And we can see conflict markers which shows us where the conflict occured. And there will be different version of the file seperated by equel (=) sign. <text:s/>Head will be most recent commit and the other will be the changes made on remote repository.</text:span></text:p>
      <text:p text:style-name="P29"><text:span text:style-name="T42"><text:tab/>We can select which version to choose. Delete all other version and conflict marker. Then add the files and commit message and push it to required branch.</text:span></text:p>
      <text:p text:style-name="P30"><text:tab/></text:p>
      <text:p text:style-name="P30"><text:span text:style-name="T44"><text:tab/>Command : git add &lt;filename&gt;</text:span></text:p>
      <text:p text:style-name="P29"><text:tab/><text:tab/> <text:s text:c="7"/><text:span text:style-name="T44">git commit -m “commit message”</text:span></text:p>
      <text:p text:style-name="P29"><text:tab/><text:tab/> <text:s text:c="7"/><text:span text:style-name="T44">git push origin &lt;branch name&gt;</text:span></text:p>
      <text:p text:style-name="P31"/>
      <text:p text:style-name="P29"><text:tab/><text:span text:style-name="T45">And go to the pull requesr tab in remote repository and click “Merge Pull Request” and confirm the merge. It will be resulted with a message “Pull request successfully merged and</text:span></text:p>
      <text:p text:style-name="P29">closed”. <text:span text:style-name="T45">This is how to fix confli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Arial, sans-serif"/>
    <style:font-face style:name="SFMono-Regular" svg:font-family="SFMono-Regular, Consolas, 'Liberation Mono', Menlo, Courier, monospace"/>
    <style:font-face style:name="proxima-nova" svg:font-family="proxima-nova, '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20:12:22.147073825</meta:creation-date>
    <dc:date>2019-02-23T18:36:27.979326024</dc:date>
    <meta:editing-duration>PT2H47M5S</meta:editing-duration>
    <meta:editing-cycles>46</meta:editing-cycles>
    <meta:generator>LibreOffice/6.1.2.1$Linux_X86_64 LibreOffice_project/10$Build-1</meta:generator>
    <meta:document-statistic meta:table-count="0" meta:image-count="0" meta:object-count="0" meta:page-count="3" meta:paragraph-count="74" meta:word-count="798" meta:character-count="4723" meta:non-whitespace-character-count="3881"/>
  </office:meta>
</office:document-meta>
</file>